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abd" officeooo:paragraph-rsid="00176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ep all files in a folder </text:p>
      <text:p text:style-name="P1">and using commnd prompt enter into this folder</text:p>
      <text:p text:style-name="P1"/>
      <text:p text:style-name="P1">for dependency and pakage installation use this command – </text:p>
      <text:p text:style-name="P1"><text:s/></text:p>
      <text:p text:style-name="P1">npm install express socket.io –save </text:p>
      <text:p text:style-name="P1"/>
      <text:p text:style-name="P1">run project by this command – node index.js</text:p>
      <text:p text:style-name="P1"/>
      <text:p text:style-name="P1">i am attaching scrrenshot al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3:08:47.592147071</meta:creation-date>
    <dc:date>2019-01-30T13:13:38.185357757</dc:date>
    <meta:editing-duration>PT4M54S</meta:editing-duration>
    <meta:editing-cycles>1</meta:editing-cycles>
    <meta:document-statistic meta:table-count="0" meta:image-count="0" meta:object-count="0" meta:page-count="1" meta:paragraph-count="7" meta:word-count="39" meta:character-count="241" meta:non-whitespace-character-count="202"/>
    <meta:generator>LibreOffice/6.0.7.3$Linux_X86_64 LibreOffice_project/00m0$Build-3</meta:generator>
  </office:meta>
</office:document-meta>
</file>